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82cm"/>
    </style:style>
    <style:style style:name="Table1.D" style:family="table-column">
      <style:table-column-properties style:column-width="2.413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6.69cm" table:align="left"/>
    </style:style>
    <style:style style:name="Table3.A" style:family="table-column">
      <style:table-column-properties style:column-width="3.256cm"/>
    </style:style>
    <style:style style:name="Table3.B" style:family="table-column">
      <style:table-column-properties style:column-width="13.43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6-2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ttributes Design-document and Test-cases document lists replaced with Documentation attribute</text:p>
          </table:table-cell>
          <table:table-cell table:style-name="Table2.D2" office:value-type="string">
            <text:p text:style-name="Table_20_Contents">The new Documentation attribute is more general and because the documentation directory structure is changed a documents type may be inferred by the location in the file system hiearachy</text:p>
          </table:table-cell>
        </table:table-row>
        <table:table-row>
          <table:table-cell table:style-name="Table2.A2" office:value-type="string">
            <text:p text:style-name="Table_20_Contents">2012-07-04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default values for settings</text:p>
          </table:table-cell>
          <table:table-cell table:style-name="Table2.D2" office:value-type="string">
            <text:p text:style-name="Table_20_Contents">System aims to be opinionated and make assumptions if not told what to do, in this case to minimize typing of config files for users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Changed file format description to reflect multi line values</text:p>
          </table:table-cell>
          <table:table-cell table:style-name="Table2.D2" office:value-type="string">
            <text:p text:style-name="Table_20_Contents">Attribute values where previously limited to be on same line as the key, this limitation was severe. Multi lines allow a value to be spread over several lines improving ability to format the value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key Rejected on</text:p>
          </table:table-cell>
          <table:table-cell table:style-name="Table2.D2" office:value-type="string">
            <text:p text:style-name="Table_20_Contents">Usefull to track when a requirement was rejected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ade Rejected by mandatory if status is rejected</text:p>
          </table:table-cell>
          <table:table-cell table:style-name="Table2.D2" office:value-type="string">
            <text:p text:style-name="Table_20_Contents">Need to know who rejected a requirement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status implementation</text:p>
          </table:table-cell>
          <table:table-cell table:style-name="Table2.D2" office:value-type="string">
            <text:p text:style-name="Table_20_Contents">To report % complete, need to diffirentiate approved (completed) and in implementation(in progress) status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Updated documentation to show that packages must have a attributes.pkg file</text:p>
          </table:table-cell>
          <table:table-cell table:style-name="Table2.D2" office:value-type="string">
            <text:p text:style-name="Table_20_Contents">Because a package has mandatory settings they must have them set in the attributes.pkg file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340_936813343" text:style-name="Index_20_Link" text:visited-style-name="Index_20_Link"><text:s/>1 Change history<text:tab/>1</text:a></text:p>
          <text:p text:style-name="P6"><text:a xlink:type="simple" xlink:href="#__RefHeading__342_936813343" text:style-name="Index_20_Link" text:visited-style-name="Index_20_Link"><text:s/>2 Table of contents<text:tab/>1</text:a></text:p>
          <text:p text:style-name="P6"><text:soft-page-break/><text:a xlink:type="simple" xlink:href="#__RefHeading__315_1848263920" text:style-name="Index_20_Link" text:visited-style-name="Index_20_Link"><text:s/>3 Requirements<text:tab/>2</text:a></text:p>
          <text:p text:style-name="P7"><text:a xlink:type="simple" xlink:href="#__RefHeading__317_1848263920" text:style-name="Index_20_Link" text:visited-style-name="Index_20_Link">Naming convention<text:tab/>2</text:a></text:p>
          <text:p text:style-name="P7"><text:a xlink:type="simple" xlink:href="#__RefHeading__1129_1778500548" text:style-name="Index_20_Link" text:visited-style-name="Index_20_Link">File format<text:tab/>2</text:a></text:p>
          <text:p text:style-name="P8"><text:a xlink:type="simple" xlink:href="#__RefHeading__1131_1778500548" text:style-name="Index_20_Link" text:visited-style-name="Index_20_Link">Single line key values<text:tab/>2</text:a></text:p>
          <text:p text:style-name="P8"><text:a xlink:type="simple" xlink:href="#__RefHeading__1133_1778500548" text:style-name="Index_20_Link" text:visited-style-name="Index_20_Link">Multi line key values<text:tab/>2</text:a></text:p>
          <text:p text:style-name="P8"><text:a xlink:type="simple" xlink:href="#__RefHeading__1135_1778500548" text:style-name="Index_20_Link" text:visited-style-name="Index_20_Link">Legal key values<text:tab/>2</text:a></text:p>
          <text:p text:style-name="P7"><text:a xlink:type="simple" xlink:href="#__RefHeading__321_1848263920" text:style-name="Index_20_Link" text:visited-style-name="Index_20_Link">Link lists<text:tab/>3</text:a></text:p>
          <text:p text:style-name="P7"><text:a xlink:type="simple" xlink:href="#__RefHeading__323_1848263920" text:style-name="Index_20_Link" text:visited-style-name="Index_20_Link">Status codes<text:tab/>3</text:a></text:p>
          <text:p text:style-name="P7"><text:a xlink:type="simple" xlink:href="#__RefHeading__325_1848263920" text:style-name="Index_20_Link" text:visited-style-name="Index_20_Link">Example<text:tab/>4</text:a></text:p>
          <text:p text:style-name="P6"><text:a xlink:type="simple" xlink:href="#__RefHeading__327_1848263920" text:style-name="Index_20_Link" text:visited-style-name="Index_20_Link"><text:s/>4 Requirement package<text:tab/>4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1129_1778500548"/>File format<text:bookmark-end text:name="__RefHeading__1129_1778500548"/></text:h>
      <text:p text:style-name="Text_20_body">The file consists of key value pairs<text:span text:style-name="T2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131_1778500548"/>Single line key values<text:bookmark-end text:name="__RefHeading__1131_1778500548"/></text:h>
      <text:p text:style-name="Text_20_body">[key]: [value]</text:p>
      <text:h text:style-name="Heading_20_3" text:outline-level="3"><text:bookmark-start text:name="__RefHeading__1133_1778500548"/>Multi line key values<text:bookmark-end text:name="__RefHeading__1133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135_1778500548"/><text:soft-page-break/>Legal key values<text:bookmark-end text:name="__RefHeading__1135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Value</text:p>
          </table:table-cell>
          <table:table-cell table:style-name="Table1.A1" office:value-type="string">
            <text:p text:style-name="P5">Required</text:p>
          </table:table-cell>
          <table:table-cell table:style-name="Table1.A1" office:value-type="string">
            <text:p text:style-name="P5">Default</text:p>
          </table:table-cell>
          <table:table-cell table:style-name="Table1.A1" office:value-type="string">
            <text:p text:style-name="P5">Note</text:p>
          </table:table-cell>
        </table:table-row>
        <table:table-row>
          <table:table-cell table:style-name="Table1.A1" office:value-type="string">
            <text:p text:style-name="P3">Assign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3">[link list stakehold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person that is responsible for the requirement, must be a valid stakeholder defined in the configuration</text:p>
          </table:table-cell>
        </table:table-row>
        <table:table-row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3">[link list stakehold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person that created the requirement, must be a valid stakeholder <text:s/>defined in the configuration</text:p>
          </table:table-cell>
        </table:table-row>
        <table:table-row>
          <table:table-cell table:style-name="Table1.A1" office:value-type="string">
            <text:p text:style-name="P3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P3">Depends on</text:p>
          </table:table-cell>
          <table:table-cell table:style-name="Table1.A1" office:value-type="string">
            <text:p text:style-name="Table_20_Contents"><text:span text:style-name="T1">[link list requirement] or </text:span><text:span text:style-name="Strong_20_Emphasis"><text:span text:style-name="T1">none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e below for explanation of link lists</text:p>
          </table:table-cell>
        </table:table-row>
        <table:table-row>
          <table:table-cell table:style-name="Table1.A1" office:value-type="string">
            <text:p text:style-name="P3">Documents</text:p>
          </table:table-cell>
          <table:table-cell table:style-name="Table1.A1" office:value-type="string">
            <text:p text:style-name="P3">[link list document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e below for explanation of <text:s/>link lists</text:p>
          </table:table-cell>
        </table:table-row>
        <table:table-row>
          <table:table-cell table:style-name="Table1.A1" office:value-type="string">
            <text:p text:style-name="P3">Estimated effort</text:p>
          </table:table-cell>
          <table:table-cell table:style-name="Table1.A1" office:value-type="string">
            <text:p text:style-name="P3">Integer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stimated duration of work for one person to complete in hours</text:p>
          </table:table-cell>
        </table:table-row>
        <table:table-row>
          <table:table-cell table:style-name="Table1.A1" office:value-type="string">
            <text:p text:style-name="P3">Estimated cost</text:p>
          </table:table-cell>
          <table:table-cell table:style-name="Table1.A1" office:value-type="string">
            <text:p text:style-name="Table_20_Contents"><text:span text:style-name="Emphasis"><text:span text:style-name="T1">Integer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stimated cost to complete requirement</text:p>
          </table:table-cell>
        </table:table-row>
        <table:table-row>
          <table:table-cell table:style-name="Table1.A1" office:value-type="string">
            <text:p text:style-name="P3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mental information</text:p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ason for requirement</text:p>
          </table:table-cell>
        </table:table-row>
        <table:table-row>
          <table:table-cell table:style-name="Table1.A1" office:value-type="string">
            <text:p text:style-name="P3">Rejected by</text:p>
          </table:table-cell>
          <table:table-cell table:style-name="Table1.A1" office:value-type="string">
            <text:p text:style-name="P3">[link list stakeholder]</text:p>
          </table:table-cell>
          <table:table-cell table:style-name="Table1.A1" office:value-type="string">
            <text:p text:style-name="P3">Only if status is <text:span text:style-name="T3">reject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erson that rejected requirement, must be valid stakeholder defined in the configuration</text:p>
          </table:table-cell>
        </table:table-row>
        <table:table-row>
          <table:table-cell table:style-name="Table1.A1" office:value-type="string">
            <text:p text:style-name="P3">Rejected on</text:p>
          </table:table-cell>
          <table:table-cell table:style-name="Table1.A1" office:value-type="string">
            <text:p text:style-name="P3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[status code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elaboration</text:p>
          </table:table-cell>
          <table:table-cell table:style-name="Table1.A1" office:value-type="string">
            <text:p text:style-name="P3">See below for list of status codes</text:p>
          </table:table-cell>
        </table:table-row>
        <table:table-row>
          <table:table-cell table:style-name="Table1.A1" office:value-type="string">
            <text:p text:style-name="P3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why requirement has a given status</text:p>
          </table:table-cell>
        </table:table-row>
        <table:table-row>
          <table:table-cell table:style-name="Table1.A1" office:value-type="string">
            <text:p text:style-name="P3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ist of items that need doing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attributes <text:span text:style-name="T3">Assigned to</text:span><text:span text:style-name="T2">, </text:span><text:span text:style-name="T3">Created by</text:span><text:span text:style-name="T2">,</text:span> <text:span text:style-name="Strong_20_Emphasis">Depends on, Documents</text:span><text:span text:style-name="Strong_20_Emphasis"><text:span text:style-name="T2"> and </text:span></text:span><text:span text:style-name="Strong_20_Emphasis"><text:span text:style-name="T3">Rejected by</text:span></text:span> accept a comma separated list of links to the respective files, alternatively the value <text:span text:style-name="Strong_20_Emphasis">none</text:span> may be used to explicitly state that there are no links.</text:p>
      <text:p text:style-name="Text_20_body">All link references must be relative to their respective top level directory, e.g. <text:span text:style-name="Strong_20_Emphasis">requirements</text:span> or <text:span text:style-name="Strong_20_Emphasis">documentation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<text:soft-page-break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ode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implementation</text:p>
          </table:table-cell>
          <table:table-cell table:style-name="Table3.A1" office:value-type="string">
            <text:p text:style-name="Table_20_Contents">Requirement ready for implementation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Requirement signed off by client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</text:p>
          </table:table-cell>
        </table:table-row>
      </table:table>
      <text:list xml:id="list33306641" text:style-name="L1">
        <text:list-item>
          <text:list>
            <text:list-header>
              <text:h text:style-name="P9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Assigned on: 2012-06-24</text:p>
      <text:p text:style-name="Preformatted_20_Text">Assigned to: mr-pink</text:p>
      <text:p text:style-name="Preformatted_20_Text">Created by: mr-black</text:p>
      <text:p text:style-name="Preformatted_20_Text">Created on: 2012-06-02</text:p>
      <text:p text:style-name="Preformatted_20_Text">Depends on: 2_web-server-core, 3_network-connectivity/3.1_tcp-ip-support</text:p>
      <text:p text:style-name="Preformatted_20_Text">Documents: 'system overview.uml', 'network interface.doc', tc-144.xls, tc -145.xls</text:p>
      <text:p text:style-name="Preformatted_20_Text">Description: The web server must communicate using the HTTP protocol.</text:p>
      <text:p text:style-name="Preformatted_20_Text">Rationale: HTTP is standard requirement for a web server.</text:p>
      <text:p text:style-name="Preformatted_20_Text">Note: Support for ipv6 is not required.</text:p>
      <text:p text:style-name="Preformatted_20_Text">Status: elaboration</text:p>
      <text:p text:style-name="Preformatted_20_Text">Todo:</text:p>
      <text:p text:style-name="Preformatted_20_Text"><text:s text:c="2"/>- Check that SSL support is not required</text:p>
      <text:p text:style-name="Preformatted_20_Text"><text:s text:c="2"/>- Link to HTTP specification</text:p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size chunks. A requirements package is simply a directory that contains requirements or other requirements packages. A package must have a attributes.pkg file in their directory, the attributes.pkg contains key/value settings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7-13T14:18:53.02</dc:date>
    <meta:editing-duration>PT11H56M13S</meta:editing-duration>
    <meta:editing-cycles>24</meta:editing-cycles>
    <meta:document-statistic meta:table-count="3" meta:image-count="0" meta:object-count="0" meta:page-count="4" meta:paragraph-count="173" meta:word-count="1004" meta:character-count="6538" meta:non-whitespace-character-count="5746"/>
  </office:meta>
</office:document-meta>
</file>